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officeooo:paragraph-rsid="001a4caa"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212262" officeooo:paragraph-rsid="00212262"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language="en" fo:country="US" officeooo:rsid="001ca369"/>
    </style:style>
    <style:style style:name="T4" style:family="text">
      <style:text-properties fo:language="en" fo:country="US" officeooo:rsid="0020bd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4">9th</text:span> of <text:span text:style-name="T4">December </text:span>202<text:span text:style-name="T3">5</text:span> under the <text:span text:style-name="T4">55th</text:span> PA Meeting.</text:p>
      <text:p text:style-name="P1"/>
      <text:p text:style-name="P1">The Assembly, recognising the current situation,</text:p>
      <text:p text:style-name="P1"/>
      <text:p text:style-name="P4">Constitutes the need to organise an IHC, having RedPanda_4 as defendant and Emeralda Islands as victim, as the new PA station has encroached on the existing EIRAF base and RedPanda_4 has attempted to forcefully displace it by intentionally placing the PA station in this location, requiring the destruction of the base and threatening to kill the dogs. This whilst the PA station could simply be constructed a little bit away.</text:p>
      <text:p text:style-name="P1"/>
      <text:p text:style-name="P1">And proceeds.</text:p>
      <text:p text:style-name="P1"/>
      <text:p text:style-name="P1">Signed by,</text:p>
      <text:p text:style-name="P4">Emeralda_axe7</text:p>
      <text:p text:style-name="P4">Eldegron</text:p>
      <text:p text:style-name="P1"/>
      <text:p text:style-name="P1"/>
      <text:p text:style-name="P1"/>
      <text:p text:style-name="Standard"><text:span text:style-name="T1">[</text:span><text:span text:style-name="T2">Motion 55-3: To organise an IHC with RedPanda_4 as defendant, EI as victim</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2-09T19:24:01.134641164</dc:date>
    <meta:editing-duration>PT4M43S</meta:editing-duration>
    <meta:editing-cycles>13</meta:editing-cycles>
    <meta:generator>LibreOffice/24.2.7.2$Linux_X86_64 LibreOffice_project/420$Build-2</meta:generator>
    <meta:document-statistic meta:table-count="0" meta:image-count="0" meta:object-count="0" meta:page-count="1" meta:paragraph-count="8" meta:word-count="110" meta:character-count="681" meta:non-whitespace-character-count="579"/>
  </office:meta>
</office:document-meta>
</file>